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60000013B128A926550124FBD.png" manifest:media-type="image/png"/>
  <manifest:file-entry manifest:full-path="Pictures/1000000000000123000001357849FB6787678F5D.png" manifest:media-type="image/png"/>
  <manifest:file-entry manifest:full-path="Pictures/10000000000001380000014EA9E1532EF08769CB.png" manifest:media-type="image/png"/>
  <manifest:file-entry manifest:full-path="Pictures/100000000000012E00000126F08A88F8B6689746.png" manifest:media-type="image/png"/>
  <manifest:file-entry manifest:full-path="Pictures/100000000000012D00000125318AC0C5173EA84D.png" manifest:media-type="image/png"/>
  <manifest:file-entry manifest:full-path="Pictures/10000000000001410000013AF933B4FFA373543E.png" manifest:media-type="image/png"/>
  <manifest:file-entry manifest:full-path="Pictures/100000000000012D000001349167388D67068FE5.png" manifest:media-type="image/png"/>
  <manifest:file-entry manifest:full-path="Pictures/100000000000012F0000012E1720999BE661B97D.png" manifest:media-type="image/png"/>
  <manifest:file-entry manifest:full-path="Pictures/100000000000012E0000013B0F9114F8D0C9CE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809cm" svg:height="7.295cm" svg:x="0.313cm" svg:y="13.643cm">
          <draw:image xlink:href="Pictures/10000000000001410000013AF933B4FFA373543E.png" xlink:type="simple" xlink:show="embed" xlink:actuate="onLoad">
            <text:p/>
          </draw:image>
        </draw:frame>
        <draw:frame draw:style-name="gr1" draw:text-style-name="P1" draw:layer="layout" svg:width="6.878cm" svg:height="7.038cm" svg:x="7.222cm" svg:y="13.919cm">
          <draw:image xlink:href="Pictures/100000000000012D000001349167388D67068FE5.png" xlink:type="simple" xlink:show="embed" xlink:actuate="onLoad">
            <text:p/>
          </draw:image>
        </draw:frame>
        <draw:frame draw:style-name="gr1" draw:text-style-name="P1" draw:layer="layout" svg:width="7.031cm" svg:height="7.008cm" svg:x="-0.009cm" svg:y="0.211cm">
          <draw:image xlink:href="Pictures/100000000000012F0000012E1720999BE661B97D.png" xlink:type="simple" xlink:show="embed" xlink:actuate="onLoad">
            <text:p/>
          </draw:image>
        </draw:frame>
        <draw:frame draw:style-name="gr1" draw:text-style-name="P1" draw:layer="layout" svg:width="6.831cm" svg:height="7.124cm" svg:x="0.191cm" svg:y="7.076cm">
          <draw:image xlink:href="Pictures/100000000000012E0000013B0F9114F8D0C9CEC9.png" xlink:type="simple" xlink:show="embed" xlink:actuate="onLoad">
            <text:p/>
          </draw:image>
        </draw:frame>
        <draw:frame draw:style-name="gr1" draw:text-style-name="P1" draw:layer="layout" svg:width="6.8cm" svg:height="6.619cm" svg:x="7.2cm" svg:y="7.2cm">
          <draw:image xlink:href="Pictures/100000000000012D00000125318AC0C5173EA84D.png" xlink:type="simple" xlink:show="embed" xlink:actuate="onLoad">
            <text:p/>
          </draw:image>
        </draw:frame>
        <draw:frame draw:style-name="gr1" draw:text-style-name="P1" draw:layer="layout" svg:width="7.254cm" svg:height="7.765cm" svg:x="14.446cm" svg:y="-0.065cm">
          <draw:image xlink:href="Pictures/10000000000001380000014EA9E1532EF08769CB.png" xlink:type="simple" xlink:show="embed" xlink:actuate="onLoad">
            <text:p/>
          </draw:image>
        </draw:frame>
        <draw:frame draw:style-name="gr1" draw:text-style-name="P1" draw:layer="layout" svg:width="6.907cm" svg:height="7.4cm" svg:x="7.222cm" svg:y="0cm">
          <draw:image xlink:href="Pictures/10000000000001260000013B128A926550124FBD.png" xlink:type="simple" xlink:show="embed" xlink:actuate="onLoad">
            <text:p/>
          </draw:image>
        </draw:frame>
        <draw:frame draw:style-name="gr1" draw:text-style-name="P1" draw:layer="layout" svg:width="6.8cm" svg:height="7.221cm" svg:x="14.6cm" svg:y="14cm">
          <draw:image xlink:href="Pictures/1000000000000123000001357849FB6787678F5D.png" xlink:type="simple" xlink:show="embed" xlink:actuate="onLoad">
            <text:p/>
          </draw:image>
        </draw:frame>
        <draw:frame draw:style-name="gr1" draw:text-style-name="P1" draw:layer="layout" svg:width="6.989cm" svg:height="6.804cm" svg:x="14.511cm" svg:y="7.4cm">
          <draw:image xlink:href="Pictures/100000000000012E00000126F08A88F8B6689746.png" xlink:type="simple" xlink:show="embed" xlink:actuate="onLoad">
            <text:p/>
          </draw:image>
        </draw:frame>
        <draw:line draw:style-name="gr2" draw:text-style-name="P2" draw:layer="layout" svg:x1="0.391cm" svg:y1="7.219cm" svg:x2="22cm" svg:y2="7.4cm">
          <text:p/>
        </draw:line>
        <draw:line draw:style-name="gr2" draw:text-style-name="P2" draw:layer="layout" svg:x1="1cm" svg:y1="14.1cm" svg:x2="22.2cm" svg:y2="14.1cm">
          <text:p/>
        </draw:line>
        <draw:line draw:style-name="gr2" draw:text-style-name="P2" draw:layer="layout" svg:x1="7.122cm" svg:y1="0.4cm" svg:x2="7.022cm" svg:y2="20cm">
          <text:p/>
        </draw:line>
        <draw:line draw:style-name="gr2" draw:text-style-name="P2" draw:layer="layout" svg:x1="7.122cm" svg:y1="0.4cm" svg:x2="7.022cm" svg:y2="20cm">
          <text:p/>
        </draw:line>
        <draw:line draw:style-name="gr2" draw:text-style-name="P2" draw:layer="layout" svg:x1="14.346cm" svg:y1="0.6cm" svg:x2="14.4cm" svg:y2="20.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09:51:21.551078039</meta:creation-date>
    <dc:date>2017-01-06T10:00:12.241838373</dc:date>
    <meta:editing-duration>PT8M52S</meta:editing-duration>
    <meta:editing-cycles>1</meta:editing-cycles>
    <meta:document-statistic meta:object-count="37"/>
    <meta:generator>LibreOffice/5.1.4.2$Linux_X86_64 LibreOffice_project/10m0$Build-2</meta:generator>
  </office:meta>
</office:document-meta>
</file>